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E000001A9A47071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1ce1" officeooo:paragraph-rsid="00071ce1"/>
    </style:style>
    <style:style style:name="P2" style:family="paragraph" style:parent-style-name="Standard">
      <style:text-properties fo:language="en" fo:country="US" officeooo:rsid="0008a5da" officeooo:paragraph-rsid="00071ce1"/>
    </style:style>
    <style:style style:name="T1" style:family="text">
      <style:text-properties officeooo:rsid="0008a5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20.244cm" svg:height="5.438cm" draw:z-index="0"><draw:image xlink:href="Pictures/100000010000062E000001A9A47071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08:19:14.263000000</meta:creation-date>
    <dc:date>2024-11-11T08:51:18.051000000</dc:date>
    <meta:editing-duration>PT7M38S</meta:editing-duration>
    <meta:editing-cycles>3</meta:editing-cycles>
    <meta:generator>LibreOffice/24.2.3.2$Windows_X86_64 LibreOffice_project/433d9c2ded56988e8a90e6b2e771ee4e6a5ab2ba</meta:generator>
    <meta:print-date>2024-11-11T08:51:15.428000000</meta:print-date>
    <meta:printed-by>Archivo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